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text-properties fo:font-size="12pt" fo:language="fr" fo:country="FR" style:font-size-asian="12pt" style:font-size-complex="12pt"/>
    </style:style>
    <style:style style:name="P3" style:family="paragraph" style:parent-style-name="Text_20_body">
      <style:text-properties fo:font-size="9pt" fo:language="fr" fo:country="FR" style:font-size-asian="9pt" style:font-size-complex="9pt"/>
    </style:style>
    <style:style style:name="P4" style:family="paragraph" style:parent-style-name="Text_20_body">
      <style:text-properties fo:language="fr" fo:country="FR"/>
    </style:style>
    <style:style style:name="P5" style:family="paragraph" style:parent-style-name="Heading_20_2">
      <style:text-properties fo:language="fr" fo:country="FR"/>
    </style:style>
    <style:style style:name="P6" style:family="paragraph" style:parent-style-name="Heading_20_1">
      <style:text-properties fo:language="fr" fo:country="FR"/>
    </style:style>
    <style:style style:name="P7" style:family="paragraph" style:parent-style-name="Heading_20_1">
      <style:paragraph-properties fo:break-before="page"/>
    </style:style>
    <style:style style:name="T1" style:family="text">
      <style:text-properties fo:font-size="12pt" style:font-size-asian="12pt" style:font-size-complex="12pt"/>
    </style:style>
    <style:style style:name="T2" style:family="text">
      <style:text-properties fo:font-size="14pt" style:font-size-asian="12.25pt" style:font-size-complex="14pt"/>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Ce rapport synthétise mon projet de fin d'études effectué au sein de Webagecorp, </text:p>
      <text:h text:style-name="P6" text:outline-level="1">Contexte du projet</text:h>
      <text:p text:style-name="P1">Aujourd'hui, nul ne peut prétendre vivre avec son temps sans connaître l'existence des Médias Sociaux : Facebook, Twitter, et leurs multiples homologues se sont répandus à travers le globe à une vitesse phénoménale, touchant toutes sortes de publics, pour peu que ceux-cis aient un accès à Internet. </text:p>
      <text:p text:style-name="P1">En Chine, cependant, les acteurs internationaux n'ont pas pu faire leur entrée sur un marché très fermé, pour des raisons de contrôle de l'opinion publique et de protectionnisme. Ainsi s'est développé tout un écosystème de médias sociaux Chinois pour l'Internet Chinois, toutefois largement inspirés de leurs équivalents occidentaux. </text:p>
      <text:p text:style-name="P1">Parmi eux, Sina Weibo, une sorte de Twitter amélioré, est le plus utilisé et cumule plus de 368 millions de comptes utilisateurs (Juillet 2012). Son succès en a fait l'une des principales sources d'information du <text:s/>public Chinois. Les comptes officiels fournissent aux entreprises un moyen de dialogue avec leurs clients, mais également </text:p>
      <text:p text:style-name="P1">Le présent projet a pour ambition de jouer un rôle pionnier dans le « social media marketing » en Chine, en mettant en place un outil permettant de monitorer et stimuler l'efficacité de campagnes marketing sur Sina Weibo. </text:p>
      <text:p text:style-name="P1">L'objet de ce projet de fin d'études est d'étudier la faisabilité d'un tel outil, puis de spécifier et implémenter un produit minimal qui sera utilisé en interne et pour le compte de clients individuels.</text:p>
      <text:p text:style-name="P1"/>
      <text:p text:style-name="P1"/>
      <text:p text:style-name="P1"/>
      <text:p text:style-name="P1">(ci-dessus est un brouillon)</text:p>
      <text:p text:style-name="P2">Dans le cadre de ses services en marketing en ligne, Webage souhaite disposer d'une dimension « réseaux sociaux chinois ».</text:p>
      <text:p text:style-name="P1"/>
      <text:p text:style-name="P1"><text:a xlink:type="simple" xlink:href="http://archives.lesechos.fr/archives/2012/LesEchos/21151-133-ECH.htm">http://archives.lesechos.fr/archives/2012/LesEchos/21151-133-ECH.htm</text:a></text:p>
      <text:h text:style-name="Heading_20_2" text:outline-level="2"><text:span text:style-name="T2">Cadre</text:span><text:span text:style-name="T1"> du projet</text:span></text:h>
      <text:p text:style-name="P2">Ce projet de fin d'études est une coopération entre L'INSA de Lyon, dont le stagiaire est élève, et Web Age Co., Ltd Shanghai, accueillant celui-ci.</text:p>
      <text:p text:style-name="P2"/>
      <text:p text:style-name="P2">Avt faisabilité : </text:p>
      <text:p text:style-name="P2">(partie état de l'art avec la recherche de concurrents et le fait qu'il n'y en a pas trop etc..? ou simplement le mettre dans la phase déroulement? On peut l'évoquer dans Faisabilité... )</text:p>
      <text:h text:style-name="P7" text:outline-level="1">Objet du projet</text:h>
      <text:p text:style-name="P2">Webage est une agence web [ref] basée à Shanghai, <text:s/>et s'adresse principalement à des entreprises étrangères implantées en Chine, les aidant à améliorer leur présence sur Internet. </text:p>
      <text:p text:style-name="P2">Dans le cadre de ses services en marketing en ligne, Webage souhaite disposer d'une dimension « réseaux sociaux chinois ».</text:p>
      <text:p text:style-name="P1"><text:span text:style-name="T1"/></text:p>
      <text:p text:style-name="P3">(compléter et fusionner avec l'intro, ou bien mettre après le contexte )</text:p>
      <text:h text:style-name="Heading_20_1" text:outline-level="1">Contexte</text:h>
      <text:h text:style-name="Heading_20_2" text:outline-level="2">Les réseaux sociaux en Chine</text:h>
      <text:p text:style-name="P1">Aujourd'hui, nul ne peut prétendre vivre avec son temps sans connaître l'existence des réseaux sociaux : Facebook, Twitter, et leurs multiples homologues se sont répandus à travers le globe à une vitesse phénoménale, touchant toute sorte de publics, pour peu que ceux-ci aient un accès à Internet. </text:p>
      <text:p text:style-name="P1">En Chine, cependant, les acteurs internationaux n'ont pas pu faire leur entrée sur un marché très fermé, et ont vu leurs sites bloqués très tôt, pour des raisons de contrôle de l'opinion publique et de protectionnisme.</text:p>
      <text:p text:style-name="P1">La voie était donc libre pour les géants locaux que sont Sina, Tencent ou Baidu, et l'Internet chinois a vu se développer tout un écosystème de réseaux sociaux chinois (toutefois largement inspirés de leurs équivalents occidentaux). </text:p>
      <text:h text:style-name="Heading_20_2" text:outline-level="2">Sina Weibo</text:h>
      <text:p text:style-name="Text_20_body">Parmi eux, Sina Weibo est le plus utilisé et cumule plus de 368 millions de comptes utilisateurs (Juillet 2012) [ref]. Son succès en a fait l'une des principales sources d'information du <text:s/>public chinois, ainsi qu'un moyen d'expression privilégié, malgré la censure toujours plus sévère imposée par le gouvernement.</text:p>
      <text:p text:style-name="P1">Sina Weibo, adoptant le paradigme du micro-blogging (émission de messages limités à 140 caractères et visibles par les utilisateurs abonnés au flux de l'émetteur), est souvent assimilé à une version chinoise de Twitter. Cette comparaison est cependant réductrice, et Weibo possède des caractéristiques originales qui ont amplifié son succès (telles que la possibilité de commenter les messages sans les ré-émettre, ou encore l'existence d'une version entreprise avec des fonctionnalités augmentés …).</text:p>
      <text:p text:style-name="Text_20_body"><text:span text:style-name="T3">La présence de plus de 130,000 marques actives sur Weibo [ref] dénote le potentiel commercial de la plateforme pour les entreprises. Ces dernières y voient un outil puissant de marketing, mais également d'analyse de marché.</text:span></text:p>
      <text:h text:style-name="P5" text:outline-level="2">Objet</text:h>
      <text:p text:style-name="P1"><text:span text:style-name="T1">Le présent projet a pour objet de faciliter le suivi d'efficacité de campagnes marketing et la recherche d'audience ciblée (clients potentiels) sur la plateforme sociale Sina Weibo.</text:span></text:p>
      <text:p text:style-name="P1"><text:span text:style-name="T1">Il s'agit de spécifier, concevoir et implémenter une suite d’applications en ligne disponibles au sein d’une même interface, permettant :</text:span></text:p>
      <text:p text:style-name="P1"><text:soft-page-break/><text:span text:style-name="T1">– le suivi des performances d’une marque/personne/produit/mot-clé sur Weibo.</text:span></text:p>
      <text:p text:style-name="P1"><text:span text:style-name="T1">– la mise en évidence d'utilisateurs influents susceptibles de jouer un rôle moteur dans la diffusion</text:span></text:p>
      <text:p text:style-name="P1"><text:span text:style-name="T1">d'informations commerciales.</text:span></text:p>
      <text:p text:style-name="P1"><text:span text:style-name="T1">Le système intégrera l'API mise à disposition par la plateforme de Sina Weibo pour implémenter des fonctionnalités de haut-niveau nécessitant des traitements plus ou moins complexes, et proposera une interface accessible à l'utilisateur (ergonomie, traduction en anglais, export des données vers différents formats).</text:span></text:p>
      <text:p text:style-name="Text_20_body"/>
      <text:h text:style-name="Heading_20_1" text:outline-level="1">Faisabilité et Risques</text:h>
      <text:p text:style-name="Text_20_body">La recherche de produits concurrents a permis d'identifier des produi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n estanove</meta:initial-creator>
    <meta:creation-date>2012-08-20T13:32:31</meta:creation-date>
    <meta:generator>LibreOffice/3.5$Linux_x86 LibreOffice_project/350m1$Build-2</meta:generator>
    <dc:date>2012-08-22T20:49:58</dc:date>
    <dc:creator>yoann estanove</dc:creator>
    <meta:editing-duration>P1DT10H58M29S</meta:editing-duration>
    <meta:editing-cycles>422</meta:editing-cycles>
    <meta:document-statistic meta:table-count="0" meta:image-count="0" meta:object-count="0" meta:page-count="3" meta:paragraph-count="37" meta:word-count="799" meta:character-count="5256" meta:non-whitespace-character-count="4476"/>
  </office:meta>
</office:document-meta>
</file>